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1</text:p>
          </table:table-cell>
          <table:table-cell table:style-name="ce5" table:number-columns-spanned="4" table:number-rows-spanned="1"/>
          <table:covered-table-cell table:number-columns-repeated="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8"/>
          <table:table-cell table:style-name="ce12" office:value-type="string" calcext:value-type="string">
            <text:p>Field 4</text:p>
          </table:table-cell>
          <table:table-cell/>
        </table:table-row>
        <table:table-row table:style-name="ro2">
          <table:table-cell table:style-name="ce3"/>
          <table:table-cell table:style-name="ce6" table:number-columns-spanned="1" table:number-rows-spanned="2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3" table:formula="of:=CONCATENATE(&quot;- &quot;; [.A6])" office:value-type="string" office:string-value="- " calcext:value-type="string">
            <text:p>- </text:p>
          </table:table-cell>
          <table:covered-table-cell table:style-name="ce7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8"/>
          <table:covered-table-cell table:style-name="ce2" office:value-type="string" calcext:value-type="string">
            <text:p>F1.3</text:p>
          </table:covered-table-cell>
          <table:covered-table-cell table:style-name="ce8"/>
          <table:table-cell table:style-name="ce14"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3"/>
          <table:table-cell table:style-name="ce10" office:value-type="string" calcext:value-type="string" table:number-columns-spanned="2" table:number-rows-spanned="1">
            <text:p>Footprint</text:p>
          </table:table-cell>
          <table:covered-table-cell/>
          <table:table-cell/>
        </table:table-row>
        <table:table-row table:style-name="ro2">
          <table:table-cell table:number-columns-repeated="3"/>
          <table:table-cell table:style-name="ce11" table:number-columns-spanned="2" table:number-rows-spanned="1"/>
          <table:covered-table-cell/>
          <table:table-cell office:value-type="string" calcext:value-type="string">
            <text:p>'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Table 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2.Field 1</text:p>
          </table:table-cell>
          <table:table-cell table:style-name="ce2" office:value-type="string" calcext:value-type="string">
            <text:p>T2.Field 2</text:p>
          </table:table-cell>
          <table:table-cell table:style-name="ce2" office:value-type="string" calcext:value-type="string" table:number-columns-spanned="2" table:number-rows-spanned="1">
            <text:p>T2.Field 3</text:p>
          </table:table-cell>
          <table:covered-table-cell table:style-name="ce8"/>
          <table:table-cell table:style-name="ce12" office:value-type="string" calcext:value-type="string">
            <text:p>T2.Field 4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2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8"/>
          <table:covered-table-cell table:style-name="ce2" office:value-type="string" calcext:value-type="string">
            <text:p>F1.3</text:p>
          </table:covered-table-cell>
          <table:covered-table-cell table:style-name="ce8"/>
          <table:table-cell table:style-name="ce14"/>
          <table:table-cell/>
        </table:table-row>
      </table:table>
      <table:named-expressions>
        <table:named-range table:name="FIELD_1" table:base-cell-address="$Sheet1.$A$5" table:cell-range-address="$Sheet1.$A$5"/>
        <table:named-range table:name="FIELD_2" table:base-cell-address="$Sheet1.$B$5" table:cell-range-address="$Sheet1.$B$5"/>
        <table:named-range table:name="FIELD_3" table:base-cell-address="$Sheet1.$C$5" table:cell-range-address="$Sheet1.$C$5"/>
        <table:named-range table:name="FIELD_4" table:base-cell-address="$Sheet1.$E$5" table:cell-range-address="$Sheet1.$E$5"/>
        <table:named-range table:name="FOOTPRINT" table:base-cell-address="$Sheet1.$D$12" table:cell-range-address="$Sheet1.$D$12"/>
        <table:named-range table:name="HEADER" table:base-cell-address="$Sheet1.$A$1" table:cell-range-address="$Sheet1.$A$1"/>
        <table:named-range table:name="T2FIELD_1" table:base-cell-address="$Sheet1.$A$16" table:cell-range-address="$Sheet1.$A$16"/>
        <table:named-range table:name="T2FIELD_2" table:base-cell-address="$Sheet1.$B$16" table:cell-range-address="$Sheet1.$B$16"/>
        <table:named-range table:name="T2FIELD_3" table:base-cell-address="$Sheet1.$C$16" table:cell-range-address="$Sheet1.$C$16"/>
        <table:named-range table:name="T2FIELD_4" table:base-cell-address="$Sheet1.$E$16" table:cell-range-address="$Sheet1.$E$16"/>
        <table:named-range table:name="TABLE_NAME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.00.0000</text:date>, <text:time style:data-style-name="N2" text:time-value="18:35:50.57192133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13T18:36:03.534503991</dc:date>
    <meta:editing-duration>PT1H12M4S</meta:editing-duration>
    <meta:editing-cycles>44</meta:editing-cycles>
    <meta:document-statistic meta:table-count="1" meta:cell-count="18" meta:object-count="0"/>
  </office:meta>
</office:document-meta>
</file>